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7112b" officeooo:paragraph-rsid="0007112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7112b" officeooo:paragraph-rsid="0007112b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7112b" officeooo:paragraph-rsid="0007112b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7112b" officeooo:paragraph-rsid="0007112b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size="18pt" style:text-underline-style="solid" style:text-underline-width="auto" style:text-underline-color="font-color" fo:font-weight="bold" officeooo:rsid="000dfb2a" officeooo:paragraph-rsid="000dfb2a" style:font-size-asian="15.75pt" style:font-weight-asian="bold" style:font-size-complex="18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48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83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79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vertical-align="middle" draw:auto-grow-height="false" fo:min-height="1.9728in" fo:min-width="0.23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16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49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1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textarea-vertical-align="middle" draw:auto-grow-height="false" fo:min-height="1.972in" fo:min-width="0.23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87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reflecteur</text:p>
      <text:p text:style-name="P1"/>
      <text:p text:style-name="P1"/>
      <text:p text:style-name="P2"><text:tab/><text:span text:style-name="T1">Métacode:</text:span></text:p>
      <text:p text:style-name="P2"/>
      <text:p text:style-name="P4"><draw:line text:anchor-type="paragraph" draw:z-index="18" draw:style-name="gr10" draw:text-style-name="P7" svg:x1="2.2102in" svg:y1="3.876in" svg:x2="2.2102in" svg:y2="4.4906in"><text:p/></draw:line><draw:line text:anchor-type="paragraph" draw:z-index="16" draw:style-name="gr10" draw:text-style-name="P7" svg:x1="2.1626in" svg:y1="6.1461in" svg:x2="2.1626in" svg:y2="6.7587in"><text:p/></draw:line><draw:line text:anchor-type="paragraph" draw:z-index="15" draw:style-name="gr10" draw:text-style-name="P7" svg:x1="2.1791in" svg:y1="5.0173in" svg:x2="2.1791in" svg:y2="5.6299in"><text:p/></draw:line><draw:line text:anchor-type="paragraph" draw:z-index="14" draw:style-name="gr10" draw:text-style-name="P7" svg:x1="1.4756in" svg:y1="0.9598in" svg:x2="2.063in" svg:y2="1.8327in"><text:p/></draw:line><draw:line text:anchor-type="paragraph" draw:z-index="13" draw:style-name="gr10" draw:text-style-name="P7" svg:x1="2.2295in" svg:y1="2.4689in" svg:x2="2.2295in" svg:y2="3.0969in"><text:p/></draw:line><draw:line text:anchor-type="paragraph" draw:z-index="12" draw:style-name="gr10" draw:text-style-name="P7" svg:x1="3.0154in" svg:y1="0.9362in" svg:x2="2.3965in" svg:y2="1.8551in"><text:p/></draw:line><draw:frame text:anchor-type="paragraph" draw:z-index="11" draw:style-name="gr1" draw:text-style-name="P6" svg:width="1.6823in" svg:height="0.4835in" svg:x="5.3591in" svg:y="6.3075in"><draw:text-box><text:p text:style-name="P6">Output processing</text:p></draw:text-box></draw:frame><draw:custom-shape text:anchor-type="paragraph" draw:z-index="10" draw:style-name="gr5" draw:text-style-name="P6" svg:width="0.6496in" svg:height="2.0815in" svg:x="4.2772in" svg:y="5.4193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9" draw:style-name="gr9" draw:text-style-name="P6" svg:width="0.6496in" svg:height="2.0807in" svg:x="4.2772in" svg:y="2.9839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8" draw:style-name="gr8" draw:text-style-name="P6" svg:width="1.9323in" svg:height="0.5169in" svg:x="1.2134in" svg:y="6.7583in"><draw:text-box><text:p text:style-name="P6">Test de la solution par lancer de rayons</text:p></draw:text-box></draw:frame><draw:frame text:anchor-type="paragraph" draw:z-index="7" draw:style-name="gr7" draw:text-style-name="P6" svg:width="2.0488in" svg:height="0.5496in" svg:x="1.1965in" svg:y="5.6291in"><draw:text-box><text:p text:style-name="P6">Interpolation de la solution et évaluation du gradient</text:p></draw:text-box></draw:frame><draw:frame text:anchor-type="paragraph" draw:z-index="6" draw:style-name="gr6" draw:text-style-name="P6" svg:width="2.1476in" svg:height="0.5161in" svg:x="1.1307in" svg:y="4.5008in"><draw:text-box><text:p text:style-name="P6">Détermination du potentiel psi, solution du problème</text:p></draw:text-box></draw:frame><draw:frame text:anchor-type="paragraph" draw:z-index="5" draw:style-name="gr6" draw:text-style-name="P6" svg:width="1.998in" svg:height="0.5161in" svg:x="5.1764in" svg:y="1.2752in"><draw:text-box><text:p text:style-name="P6">Input processing</text:p></draw:text-box></draw:frame><draw:custom-shape text:anchor-type="paragraph" draw:z-index="4" draw:style-name="gr5" draw:text-style-name="P6" svg:width="0.6496in" svg:height="2.0815in" svg:x="4.2772in" svg:y="0.452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3" draw:style-name="gr4" draw:text-style-name="P6" svg:width="2.2807in" svg:height="0.7803in" svg:x="1.0472in" svg:y="3.0965in"><draw:text-box><text:p text:style-name="P6">Estimation de la solution en envoyant le cercle circonscrit <text:s/>de la source dans le cercle inscrit de la cible.</text:p></draw:text-box></draw:frame><draw:frame text:anchor-type="paragraph" draw:z-index="2" draw:style-name="gr3" draw:text-style-name="P6" svg:width="2.398in" svg:height="0.5323in" svg:x="1.0799in" svg:y="1.9689in"><draw:text-box><text:p text:style-name="P6">Triangulation de la cible, Échantillonnage de la source</text:p></draw:text-box></draw:frame><draw:frame text:anchor-type="paragraph" draw:z-index="1" draw:style-name="gr2" draw:text-style-name="P6" svg:width="2.2488in" svg:height="0.4843in" svg:x="2.0283in" svg:y="0.452in"><draw:text-box><text:p text:style-name="P6">Fichier texte décrivant la cible (nb points, coordonnées,...)</text:p></draw:text-box></draw:frame><draw:frame text:anchor-type="paragraph" draw:z-index="0" draw:style-name="gr1" draw:text-style-name="P6" svg:width="1.6823in" svg:height="0.4835in" svg:x="5.2429in" svg:y="3.7429in"><draw:text-box><text:p text:style-name="P6">Algorithme de transport optimal</text:p></draw:text-box></draw:frame><draw:frame text:anchor-type="paragraph" draw:z-index="17" draw:style-name="gr11" draw:text-style-name="P6" svg:width="1.6516in" svg:height="0.315in" svg:x="0.3772in" svg:y="0.5654in"><draw:text-box><text:p text:style-name="P6">Image</text:p></draw:text-box></draw:frame></text:p>
      <text:p text:style-name="P5"><draw:frame text:anchor-type="paragraph" draw:z-index="20" draw:style-name="gr2" draw:text-style-name="P6" svg:width="2.2488in" svg:height="0.4843in" svg:x="2.9654in" svg:y="0.7693in"><draw:text-box><text:p text:style-name="P6">Fichier texte décrivant la cible (nb points, coordonnées,...)</text:p></draw:text-box></draw:frame><draw:frame text:anchor-type="paragraph" draw:z-index="19" draw:style-name="gr11" draw:text-style-name="P6" svg:width="1.6516in" svg:height="0.315in" svg:x="0.2819in" svg:y="0.8799in"><draw:text-box><text:p text:style-name="P6">Image</text:p></draw:text-box></draw:frame><draw:frame text:anchor-type="paragraph" draw:z-index="21" draw:style-name="gr12" svg:width="2.1752in" svg:height="0.5878in" svg:x="0.2327in" svg:y="1.6181in"><draw:text-box><text:p>Eventuel passage en niveau de gris</text:p></draw:text-box></draw:frame>Input processing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2:12:49.226584841</meta:creation-date>
    <dc:date>2015-01-18T17:26:19.821517811</dc:date>
    <meta:editing-duration>P2DT7H59M41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2" meta:paragraph-count="3" meta:word-count="5" meta:character-count="51" meta:non-whitespace-character-count="48"/>
  </office:meta>
</office:document-meta>
</file>